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37e" officeooo:paragraph-rsid="0008b37e"/>
    </style:style>
    <style:style style:name="T1" style:family="text">
      <style:text-properties officeooo:rsid="0008b37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) Ecuación alternativa:</text:span><draw:frame draw:style-name="fr1" draw:name="Object1" text:anchor-type="as-char" svg:y="-0.1898in" svg:width="3.3244in" svg:height="0.25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b) Intervalo: gracias a la gráfica de la función intervalos(), la respuesta es bb [1,1.5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18:33.697653036</meta:creation-date>
    <dc:date>2020-04-15T13:38:20.837251896</dc:date>
    <meta:editing-duration>PT8M34S</meta:editing-duration>
    <meta:editing-cycles>2</meta:editing-cycles>
    <meta:generator>LibreOffice/6.0.7.3$Linux_X86_64 LibreOffice_project/00m0$Build-3</meta:generator>
    <meta:document-statistic meta:table-count="0" meta:image-count="0" meta:object-count="1" meta:page-count="1" meta:paragraph-count="2" meta:word-count="18" meta:character-count="113" meta:non-whitespace-character-count="97"/>
  </office:meta>
</office:document-meta>
</file>

<file path=Object 1/content.xml><?xml version="1.0" encoding="utf-8"?>
<math xmlns="http://www.w3.org/1998/Math/MathML" display="block">
  <semantics>
    <mrow>
      <msub>
        <mi>n</mi>
        <mi>r</mi>
      </msub>
      <mo stretchy="false">=</mo>
      <msqrt>
        <mrow>
          <mn>1.440</mn>
          <mrow>
            <msubsup>
              <mi>n</mi>
              <mi>r</mi>
              <mrow>
                <mo stretchy="false">−</mo>
                <mn>2</mn>
              </mrow>
            </msubsup>
            <mo stretchy="false">−</mo>
            <mn>0.710</mn>
          </mrow>
          <mrow>
            <msubsup>
              <mi>n</mi>
              <mi>r</mi>
              <mrow>
                <mo stretchy="false">−</mo>
                <mn>1</mn>
              </mrow>
            </msubsup>
            <mo stretchy="false">−</mo>
            <mn>0.0636</mn>
          </mrow>
          <mrow>
            <msub>
              <mi>n</mi>
              <mi>r</mi>
            </msub>
            <mo stretchy="false">−</mo>
            <mn>0.088</mn>
            <mo stretchy="false">+</mo>
            <msubsup>
              <mi>n</mi>
              <mi>r</mi>
              <mn>2</mn>
            </msubsup>
          </mrow>
        </mrow>
      </msqrt>
    </mrow>
    <annotation encoding="StarMath 5.0">n_{r} = sqrt{ 1.440n_{ r }^{-2}-0.710n_{ r }^{-1}-0.0636n_{ r }-0.088 + n_{r}^2}</annotation>
  </semantics>
</math>
</file>